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9 月 底" calcext:value-type="string" table:number-columns-spanned="11" table:number-rows-spanned="1">
            <text:p><text:s text:c="4"/>中 華 民 國 97 年 9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07737" calcext:value-type="float">
            <text:p><text:s text:c="3"/>23,007,737</text:p>
          </table:table-cell>
          <table:table-cell table:style-name="ce15" table:formula="of:=[.C6]+[.C31]" office:value-type="float" office:value="1029629" calcext:value-type="float">
            <text:p><text:s text:c="3"/>1,029,629</text:p>
          </table:table-cell>
          <table:table-cell table:style-name="ce25" table:formula="of:=[.C5]/[.$B5]*100" office:value-type="float" office:value="4.47514242708877" calcext:value-type="float">
            <text:p><text:s text:c="3"/>4.48</text:p>
          </table:table-cell>
          <table:table-cell table:style-name="ce15" table:formula="of:=[.E6]+[.E31]" office:value-type="float" office:value="1509308" calcext:value-type="float">
            <text:p><text:s text:c="3"/>1,509,308</text:p>
          </table:table-cell>
          <table:table-cell table:style-name="ce25" table:formula="of:=[.E5]/[.$B5]*100" office:value-type="float" office:value="6.56000196803362" calcext:value-type="float">
            <text:p><text:s text:c="3"/>6.56</text:p>
          </table:table-cell>
          <table:table-cell table:style-name="ce15" table:formula="of:=[.G6]+[.G31]" office:value-type="float" office:value="2966427" calcext:value-type="float">
            <text:p><text:s text:c="3"/>2,966,427</text:p>
          </table:table-cell>
          <table:table-cell table:style-name="ce25" table:formula="of:=[.G5]/[.$B5]*100" office:value-type="float" office:value="12.893171544859" calcext:value-type="float">
            <text:p><text:s text:c="3"/>12.89</text:p>
          </table:table-cell>
          <table:table-cell table:style-name="ce33" table:formula="of:=[.I6]+[.I31]" office:value-type="float" office:value="1933151" calcext:value-type="float">
            <text:p><text:s text:c="3"/>1,933,151</text:p>
          </table:table-cell>
          <table:table-cell table:style-name="ce25" table:formula="of:=[.I5]/[.$B5]*100" office:value-type="float" office:value="8.40217792823345" calcext:value-type="float">
            <text:p><text:s text:c="3"/>8.40</text:p>
          </table:table-cell>
          <table:table-cell table:style-name="ce40" table:formula="of:=[.K6]+[.K31]" office:value-type="float" office:value="17459466" calcext:value-type="float">
            <text:p><text:s text:c="3"/>17,459,466</text:p>
          </table:table-cell>
          <table:table-cell table:style-name="ce25" table:formula="of:=[.K5]/[.$B5]*100" office:value-type="float" office:value="75.8851946195317" calcext:value-type="float">
            <text:p><text:s text:c="3"/>75.89</text:p>
          </table:table-cell>
          <table:table-cell table:style-name="ce40" table:formula="of:=[.M6]+[.M31]" office:value-type="float" office:value="2382242" calcext:value-type="float">
            <text:p><text:s text:c="3"/>2,382,242</text:p>
          </table:table-cell>
          <table:table-cell table:style-name="ce51" table:formula="of:=[.M5]/[.$B5]*100" office:value-type="float" office:value="10.3540908869047" calcext:value-type="float">
            <text:p><text:s text:c="3"/>10.3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14286" calcext:value-type="float">
            <text:p><text:s text:c="3"/>22,914,286</text:p>
          </table:table-cell>
          <table:table-cell table:style-name="ce16" table:formula="of:=[.C7]+[.C29]+[.C30]" office:value-type="float" office:value="1024993" calcext:value-type="float">
            <text:p><text:s text:c="3"/>1,024,993</text:p>
          </table:table-cell>
          <table:table-cell table:style-name="ce26" table:formula="of:=[.C6]/[.$B6]*100" office:value-type="float" office:value="4.47316141554662" calcext:value-type="float">
            <text:p><text:s text:c="3"/>4.47</text:p>
          </table:table-cell>
          <table:table-cell table:style-name="ce16" table:formula="of:=[.E7]+[.E29]+[.E30]" office:value-type="float" office:value="1503064" calcext:value-type="float">
            <text:p><text:s text:c="3"/>1,503,064</text:p>
          </table:table-cell>
          <table:table-cell table:style-name="ce26" table:formula="of:=[.E6]/[.$B6]*100" office:value-type="float" office:value="6.55950615262461" calcext:value-type="float">
            <text:p><text:s text:c="3"/>6.56</text:p>
          </table:table-cell>
          <table:table-cell table:style-name="ce16" table:formula="of:=[.G7]+[.G29]+[.G30]" office:value-type="float" office:value="2956012" calcext:value-type="float">
            <text:p><text:s text:c="3"/>2,956,012</text:p>
          </table:table-cell>
          <table:table-cell table:style-name="ce26" table:formula="of:=[.G6]/[.$B6]*100" office:value-type="float" office:value="12.9003015847843" calcext:value-type="float">
            <text:p><text:s text:c="3"/>12.90</text:p>
          </table:table-cell>
          <table:table-cell table:style-name="ce34" table:formula="of:=[.I7]+[.I29]+[.I30]" office:value-type="float" office:value="1927578" calcext:value-type="float">
            <text:p><text:s text:c="3"/>1,927,578</text:p>
          </table:table-cell>
          <table:table-cell table:style-name="ce26" table:formula="of:=[.I6]/[.$B6]*100" office:value-type="float" office:value="8.41212333650719" calcext:value-type="float">
            <text:p><text:s text:c="3"/>8.41</text:p>
          </table:table-cell>
          <table:table-cell table:style-name="ce41" table:formula="of:=[.K7]+[.K29]+[.K30]" office:value-type="float" office:value="17384537" calcext:value-type="float">
            <text:p><text:s text:c="3"/>17,384,537</text:p>
          </table:table-cell>
          <table:table-cell table:style-name="ce26" table:formula="of:=[.K6]/[.$B6]*100" office:value-type="float" office:value="75.8676792285826" calcext:value-type="float">
            <text:p><text:s text:c="3"/>75.87</text:p>
          </table:table-cell>
          <table:table-cell table:style-name="ce41" table:formula="of:=[.M7]+[.M29]+[.M30]" office:value-type="float" office:value="2370616" calcext:value-type="float">
            <text:p><text:s text:c="3"/>2,370,616</text:p>
          </table:table-cell>
          <table:table-cell table:style-name="ce52" table:formula="of:=[.M6]/[.$B6]*100" office:value-type="float" office:value="10.3455809183843" calcext:value-type="float">
            <text:p><text:s text:c="3"/>10.35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67479" calcext:value-type="float">
            <text:p><text:s text:c="3"/>18,767,479</text:p>
          </table:table-cell>
          <table:table-cell table:style-name="ce16" table:formula="of:=SUM([.C8:.C28])" office:value-type="float" office:value="853411" calcext:value-type="float">
            <text:p><text:s text:c="3"/>853,411</text:p>
          </table:table-cell>
          <table:table-cell table:style-name="ce26" table:formula="of:=[.C7]/[.$B7]*100" office:value-type="float" office:value="4.54728629242105" calcext:value-type="float">
            <text:p><text:s text:c="3"/>4.55</text:p>
          </table:table-cell>
          <table:table-cell table:style-name="ce16" table:formula="of:=SUM([.E8:.E28])" office:value-type="float" office:value="1253178" calcext:value-type="float">
            <text:p><text:s text:c="3"/>1,253,178</text:p>
          </table:table-cell>
          <table:table-cell table:style-name="ce26" table:formula="of:=[.E7]/[.$B7]*100" office:value-type="float" office:value="6.67739124684781" calcext:value-type="float">
            <text:p><text:s text:c="3"/>6.68</text:p>
          </table:table-cell>
          <table:table-cell table:style-name="ce16" table:formula="of:=SUM([.G8:.G28])" office:value-type="float" office:value="2460016" calcext:value-type="float">
            <text:p><text:s text:c="3"/>2,460,016</text:p>
          </table:table-cell>
          <table:table-cell table:style-name="ce26" table:formula="of:=[.G7]/[.$B7]*100" office:value-type="float" office:value="13.1078660058711" calcext:value-type="float">
            <text:p><text:s text:c="3"/>13.11</text:p>
          </table:table-cell>
          <table:table-cell table:style-name="ce34" table:formula="of:=SUM([.I8:.I28])" office:value-type="float" office:value="1604753" calcext:value-type="float">
            <text:p><text:s text:c="3"/>1,604,753</text:p>
          </table:table-cell>
          <table:table-cell table:style-name="ce26" table:formula="of:=[.I7]/[.$B7]*100" office:value-type="float" office:value="8.55071157932293" calcext:value-type="float">
            <text:p><text:s text:c="3"/>8.55</text:p>
          </table:table-cell>
          <table:table-cell table:style-name="ce41" table:formula="of:=SUM([.K8:.K28])" office:value-type="float" office:value="14161688" calcext:value-type="float">
            <text:p><text:s text:c="3"/>14,161,688</text:p>
          </table:table-cell>
          <table:table-cell table:style-name="ce26" table:formula="of:=[.K7]/[.$B7]*100" office:value-type="float" office:value="75.4586590985396" calcext:value-type="float">
            <text:p><text:s text:c="3"/>75.46</text:p>
          </table:table-cell>
          <table:table-cell table:style-name="ce41" table:formula="of:=SUM([.M8:.M28])" office:value-type="float" office:value="1906327" calcext:value-type="float">
            <text:p><text:s text:c="3"/>1,906,327</text:p>
          </table:table-cell>
          <table:table-cell table:style-name="ce52" table:formula="of:=[.M7]/[.$B7]*100" office:value-type="float" office:value="10.1576082754642" calcext:value-type="float">
            <text:p><text:s text:c="3"/>10.1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21823" calcext:value-type="float">
            <text:p><text:s text:c="3"/>3,821,823</text:p>
          </table:table-cell>
          <table:table-cell table:style-name="ce17" office:value-type="float" office:value="164181" calcext:value-type="float">
            <text:p><text:s text:c="3"/>164,181</text:p>
          </table:table-cell>
          <table:table-cell table:style-name="ce27" table:formula="of:=[.C8]/[.$B8]*100" office:value-type="float" office:value="4.29588183440206" calcext:value-type="float">
            <text:p><text:s text:c="3"/>4.30</text:p>
          </table:table-cell>
          <table:table-cell table:style-name="ce17" office:value-type="float" office:value="241639" calcext:value-type="float">
            <text:p><text:s text:c="3"/>241,639</text:p>
          </table:table-cell>
          <table:table-cell table:style-name="ce27" table:formula="of:=[.E8]/[.$B8]*100" office:value-type="float" office:value="6.32261096340673" calcext:value-type="float">
            <text:p><text:s text:c="3"/>6.32</text:p>
          </table:table-cell>
          <table:table-cell table:style-name="ce17" office:value-type="float" office:value="475707" calcext:value-type="float">
            <text:p><text:s text:c="3"/>475,707</text:p>
          </table:table-cell>
          <table:table-cell table:style-name="ce27" table:formula="of:=[.G8]/[.$B8]*100" office:value-type="float" office:value="12.4471227474428" calcext:value-type="float">
            <text:p><text:s text:c="3"/>12.45</text:p>
          </table:table-cell>
          <table:table-cell table:style-name="ce35" office:value-type="float" office:value="321063" calcext:value-type="float">
            <text:p><text:s text:c="3"/>321,063</text:p>
          </table:table-cell>
          <table:table-cell table:style-name="ce27" table:formula="of:=[.I8]/[.$B8]*100" office:value-type="float" office:value="8.40078151185966" calcext:value-type="float">
            <text:p><text:s text:c="3"/>8.40</text:p>
          </table:table-cell>
          <table:table-cell table:style-name="ce42" office:value-type="float" office:value="2912942" calcext:value-type="float">
            <text:p><text:s text:c="3"/>2,912,942</text:p>
          </table:table-cell>
          <table:table-cell table:style-name="ce27" table:formula="of:=[.K8]/[.$B8]*100" office:value-type="float" office:value="76.2186527214892" calcext:value-type="float">
            <text:p><text:s text:c="3"/>76.22</text:p>
          </table:table-cell>
          <table:table-cell table:style-name="ce35" office:value-type="float" office:value="293522" calcext:value-type="float">
            <text:p><text:s text:c="3"/>293,522</text:p>
          </table:table-cell>
          <table:table-cell table:style-name="ce53" table:formula="of:=[.M8]/[.$B8]*100" office:value-type="float" office:value="7.6801568256824" calcext:value-type="float">
            <text:p><text:s text:c="3"/>7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094" calcext:value-type="float">
            <text:p><text:s text:c="3"/>461,094</text:p>
          </table:table-cell>
          <table:table-cell table:style-name="ce17" office:value-type="float" office:value="19446" calcext:value-type="float">
            <text:p><text:s text:c="3"/>19,446</text:p>
          </table:table-cell>
          <table:table-cell table:style-name="ce27" table:formula="of:=[.C9]/[.$B9]*100" office:value-type="float" office:value="4.21736131895015" calcext:value-type="float">
            <text:p><text:s text:c="3"/>4.22</text:p>
          </table:table-cell>
          <table:table-cell table:style-name="ce17" office:value-type="float" office:value="28584" calcext:value-type="float">
            <text:p><text:s text:c="3"/>28,584</text:p>
          </table:table-cell>
          <table:table-cell table:style-name="ce27" table:formula="of:=[.E9]/[.$B9]*100" office:value-type="float" office:value="6.1991698005179" calcext:value-type="float">
            <text:p><text:s text:c="3"/>6.20</text:p>
          </table:table-cell>
          <table:table-cell table:style-name="ce17" office:value-type="float" office:value="57437" calcext:value-type="float">
            <text:p><text:s text:c="3"/>57,437</text:p>
          </table:table-cell>
          <table:table-cell table:style-name="ce27" table:formula="of:=[.G9]/[.$B9]*100" office:value-type="float" office:value="12.4566791153214" calcext:value-type="float">
            <text:p><text:s text:c="3"/>12.46</text:p>
          </table:table-cell>
          <table:table-cell table:style-name="ce35" office:value-type="float" office:value="40312" calcext:value-type="float">
            <text:p><text:s text:c="3"/>40,312</text:p>
          </table:table-cell>
          <table:table-cell table:style-name="ce27" table:formula="of:=[.I9]/[.$B9]*100" office:value-type="float" office:value="8.74268587316252" calcext:value-type="float">
            <text:p><text:s text:c="3"/>8.74</text:p>
          </table:table-cell>
          <table:table-cell table:style-name="ce42" office:value-type="float" office:value="349698" calcext:value-type="float">
            <text:p><text:s text:c="3"/>349,698</text:p>
          </table:table-cell>
          <table:table-cell table:style-name="ce27" table:formula="of:=[.K9]/[.$B9]*100" office:value-type="float" office:value="75.8409348202319" calcext:value-type="float">
            <text:p><text:s text:c="3"/>75.84</text:p>
          </table:table-cell>
          <table:table-cell table:style-name="ce35" office:value-type="float" office:value="58746" calcext:value-type="float">
            <text:p><text:s text:c="3"/>58,746</text:p>
          </table:table-cell>
          <table:table-cell table:style-name="ce53" table:formula="of:=[.M9]/[.$B9]*100" office:value-type="float" office:value="12.7405691681089" calcext:value-type="float">
            <text:p><text:s text:c="3"/>12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52321" calcext:value-type="float">
            <text:p><text:s text:c="3"/>1,952,321</text:p>
          </table:table-cell>
          <table:table-cell table:style-name="ce17" office:value-type="float" office:value="100832" calcext:value-type="float">
            <text:p><text:s text:c="3"/>100,832</text:p>
          </table:table-cell>
          <table:table-cell table:style-name="ce27" table:formula="of:=[.C10]/[.$B10]*100" office:value-type="float" office:value="5.16472444848977" calcext:value-type="float">
            <text:p><text:s text:c="3"/>5.16</text:p>
          </table:table-cell>
          <table:table-cell table:style-name="ce17" office:value-type="float" office:value="149644" calcext:value-type="float">
            <text:p><text:s text:c="3"/>149,644</text:p>
          </table:table-cell>
          <table:table-cell table:style-name="ce27" table:formula="of:=[.E10]/[.$B10]*100" office:value-type="float" office:value="7.66492805230287" calcext:value-type="float">
            <text:p><text:s text:c="3"/>7.66</text:p>
          </table:table-cell>
          <table:table-cell table:style-name="ce17" office:value-type="float" office:value="294945" calcext:value-type="float">
            <text:p><text:s text:c="3"/>294,945</text:p>
          </table:table-cell>
          <table:table-cell table:style-name="ce27" table:formula="of:=[.G10]/[.$B10]*100" office:value-type="float" office:value="15.1074029322022" calcext:value-type="float">
            <text:p><text:s text:c="3"/>15.11</text:p>
          </table:table-cell>
          <table:table-cell table:style-name="ce35" office:value-type="float" office:value="183268" calcext:value-type="float">
            <text:p><text:s text:c="3"/>183,268</text:p>
          </table:table-cell>
          <table:table-cell table:style-name="ce27" table:formula="of:=[.I10]/[.$B10]*100" office:value-type="float" office:value="9.38718581626689" calcext:value-type="float">
            <text:p><text:s text:c="3"/>9.39</text:p>
          </table:table-cell>
          <table:table-cell table:style-name="ce42" office:value-type="float" office:value="1415515" calcext:value-type="float">
            <text:p><text:s text:c="3"/>1,415,515</text:p>
          </table:table-cell>
          <table:table-cell table:style-name="ce27" table:formula="of:=[.K10]/[.$B10]*100" office:value-type="float" office:value="72.5042142147731" calcext:value-type="float">
            <text:p><text:s text:c="3"/>72.50</text:p>
          </table:table-cell>
          <table:table-cell table:style-name="ce35" office:value-type="float" office:value="156122" calcext:value-type="float">
            <text:p><text:s text:c="3"/>156,122</text:p>
          </table:table-cell>
          <table:table-cell table:style-name="ce53" table:formula="of:=[.M10]/[.$B10]*100" office:value-type="float" office:value="7.99673824130356" calcext:value-type="float">
            <text:p><text:s text:c="3"/>8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1312" calcext:value-type="float">
            <text:p><text:s text:c="3"/>501,312</text:p>
          </table:table-cell>
          <table:table-cell table:style-name="ce17" office:value-type="float" office:value="30168" calcext:value-type="float">
            <text:p><text:s text:c="3"/>30,168</text:p>
          </table:table-cell>
          <table:table-cell table:style-name="ce27" table:formula="of:=[.C11]/[.$B11]*100" office:value-type="float" office:value="6.01780926847951" calcext:value-type="float">
            <text:p><text:s text:c="3"/>6.02</text:p>
          </table:table-cell>
          <table:table-cell table:style-name="ce17" office:value-type="float" office:value="43178" calcext:value-type="float">
            <text:p><text:s text:c="3"/>43,178</text:p>
          </table:table-cell>
          <table:table-cell table:style-name="ce27" table:formula="of:=[.E11]/[.$B11]*100" office:value-type="float" office:value="8.61299948933997" calcext:value-type="float">
            <text:p><text:s text:c="3"/>8.61</text:p>
          </table:table-cell>
          <table:table-cell table:style-name="ce17" office:value-type="float" office:value="79012" calcext:value-type="float">
            <text:p><text:s text:c="3"/>79,012</text:p>
          </table:table-cell>
          <table:table-cell table:style-name="ce27" table:formula="of:=[.G11]/[.$B11]*100" office:value-type="float" office:value="15.7610430231074" calcext:value-type="float">
            <text:p><text:s text:c="3"/>15.76</text:p>
          </table:table-cell>
          <table:table-cell table:style-name="ce35" office:value-type="float" office:value="44486" calcext:value-type="float">
            <text:p><text:s text:c="3"/>44,486</text:p>
          </table:table-cell>
          <table:table-cell table:style-name="ce27" table:formula="of:=[.I11]/[.$B11]*100" office:value-type="float" office:value="8.87391484744032" calcext:value-type="float">
            <text:p><text:s text:c="3"/>8.87</text:p>
          </table:table-cell>
          <table:table-cell table:style-name="ce42" office:value-type="float" office:value="363756" calcext:value-type="float">
            <text:p><text:s text:c="3"/>363,756</text:p>
          </table:table-cell>
          <table:table-cell table:style-name="ce27" table:formula="of:=[.K11]/[.$B11]*100" office:value-type="float" office:value="72.560800459594" calcext:value-type="float">
            <text:p><text:s text:c="3"/>72.56</text:p>
          </table:table-cell>
          <table:table-cell table:style-name="ce35" office:value-type="float" office:value="55982" calcext:value-type="float">
            <text:p><text:s text:c="3"/>55,982</text:p>
          </table:table-cell>
          <table:table-cell table:style-name="ce53" table:formula="of:=[.M11]/[.$B11]*100" office:value-type="float" office:value="11.1670975360654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959" calcext:value-type="float">
            <text:p><text:s text:c="3"/>559,959</text:p>
          </table:table-cell>
          <table:table-cell table:style-name="ce17" office:value-type="float" office:value="26053" calcext:value-type="float">
            <text:p><text:s text:c="3"/>26,053</text:p>
          </table:table-cell>
          <table:table-cell table:style-name="ce27" table:formula="of:=[.C12]/[.$B12]*100" office:value-type="float" office:value="4.65266206990155" calcext:value-type="float">
            <text:p><text:s text:c="3"/>4.65</text:p>
          </table:table-cell>
          <table:table-cell table:style-name="ce17" office:value-type="float" office:value="38315" calcext:value-type="float">
            <text:p><text:s text:c="3"/>38,315</text:p>
          </table:table-cell>
          <table:table-cell table:style-name="ce27" table:formula="of:=[.E12]/[.$B12]*100" office:value-type="float" office:value="6.84246525192023" calcext:value-type="float">
            <text:p><text:s text:c="3"/>6.84</text:p>
          </table:table-cell>
          <table:table-cell table:style-name="ce17" office:value-type="float" office:value="73008" calcext:value-type="float">
            <text:p><text:s text:c="3"/>73,008</text:p>
          </table:table-cell>
          <table:table-cell table:style-name="ce27" table:formula="of:=[.G12]/[.$B12]*100" office:value-type="float" office:value="13.0380974321334" calcext:value-type="float">
            <text:p><text:s text:c="3"/>13.04</text:p>
          </table:table-cell>
          <table:table-cell table:style-name="ce35" office:value-type="float" office:value="47502" calcext:value-type="float">
            <text:p><text:s text:c="3"/>47,502</text:p>
          </table:table-cell>
          <table:table-cell table:style-name="ce27" table:formula="of:=[.I12]/[.$B12]*100" office:value-type="float" office:value="8.48312108565091" calcext:value-type="float">
            <text:p><text:s text:c="3"/>8.48</text:p>
          </table:table-cell>
          <table:table-cell table:style-name="ce42" office:value-type="float" office:value="422896" calcext:value-type="float">
            <text:p><text:s text:c="3"/>422,896</text:p>
          </table:table-cell>
          <table:table-cell table:style-name="ce27" table:formula="of:=[.K12]/[.$B12]*100" office:value-type="float" office:value="75.5226721956429" calcext:value-type="float">
            <text:p><text:s text:c="3"/>75.52</text:p>
          </table:table-cell>
          <table:table-cell table:style-name="ce35" office:value-type="float" office:value="73489" calcext:value-type="float">
            <text:p><text:s text:c="3"/>73,489</text:p>
          </table:table-cell>
          <table:table-cell table:style-name="ce53" table:formula="of:=[.M12]/[.$B12]*100" office:value-type="float" office:value="13.1239965783209" calcext:value-type="float">
            <text:p><text:s text:c="3"/>13.1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5418" calcext:value-type="float">
            <text:p><text:s text:c="3"/>1,555,418</text:p>
          </table:table-cell>
          <table:table-cell table:style-name="ce17" office:value-type="float" office:value="75985" calcext:value-type="float">
            <text:p><text:s text:c="3"/>75,985</text:p>
          </table:table-cell>
          <table:table-cell table:style-name="ce27" table:formula="of:=[.C13]/[.$B13]*100" office:value-type="float" office:value="4.88518198966451" calcext:value-type="float">
            <text:p><text:s text:c="3"/>4.89</text:p>
          </table:table-cell>
          <table:table-cell table:style-name="ce17" office:value-type="float" office:value="111299" calcext:value-type="float">
            <text:p><text:s text:c="3"/>111,299</text:p>
          </table:table-cell>
          <table:table-cell table:style-name="ce27" table:formula="of:=[.E13]/[.$B13]*100" office:value-type="float" office:value="7.15556847098336" calcext:value-type="float">
            <text:p><text:s text:c="3"/>7.16</text:p>
          </table:table-cell>
          <table:table-cell table:style-name="ce17" office:value-type="float" office:value="218266" calcext:value-type="float">
            <text:p><text:s text:c="3"/>218,266</text:p>
          </table:table-cell>
          <table:table-cell table:style-name="ce27" table:formula="of:=[.G13]/[.$B13]*100" office:value-type="float" office:value="14.0326265994093" calcext:value-type="float">
            <text:p><text:s text:c="3"/>14.03</text:p>
          </table:table-cell>
          <table:table-cell table:style-name="ce35" office:value-type="float" office:value="143505" calcext:value-type="float">
            <text:p><text:s text:c="3"/>143,505</text:p>
          </table:table-cell>
          <table:table-cell table:style-name="ce27" table:formula="of:=[.I13]/[.$B13]*100" office:value-type="float" office:value="9.22613728271114" calcext:value-type="float">
            <text:p><text:s text:c="3"/>9.23</text:p>
          </table:table-cell>
          <table:table-cell table:style-name="ce42" office:value-type="float" office:value="1145015" calcext:value-type="float">
            <text:p><text:s text:c="3"/>1,145,015</text:p>
          </table:table-cell>
          <table:table-cell table:style-name="ce27" table:formula="of:=[.K13]/[.$B13]*100" office:value-type="float" office:value="73.6146167782551" calcext:value-type="float">
            <text:p><text:s text:c="3"/>73.61</text:p>
          </table:table-cell>
          <table:table-cell table:style-name="ce35" office:value-type="float" office:value="134020" calcext:value-type="float">
            <text:p><text:s text:c="3"/>134,020</text:p>
          </table:table-cell>
          <table:table-cell table:style-name="ce53" table:formula="of:=[.M13]/[.$B13]*100" office:value-type="float" office:value="8.61633335862128" calcext:value-type="float">
            <text:p><text:s text:c="3"/>8.6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427" calcext:value-type="float">
            <text:p><text:s text:c="3"/>1,312,427</text:p>
          </table:table-cell>
          <table:table-cell table:style-name="ce17" office:value-type="float" office:value="62713" calcext:value-type="float">
            <text:p><text:s text:c="3"/>62,713</text:p>
          </table:table-cell>
          <table:table-cell table:style-name="ce27" table:formula="of:=[.C14]/[.$B14]*100" office:value-type="float" office:value="4.77839910334061" calcext:value-type="float">
            <text:p><text:s text:c="3"/>4.78</text:p>
          </table:table-cell>
          <table:table-cell table:style-name="ce17" office:value-type="float" office:value="91643" calcext:value-type="float">
            <text:p><text:s text:c="3"/>91,643</text:p>
          </table:table-cell>
          <table:table-cell table:style-name="ce27" table:formula="of:=[.E14]/[.$B14]*100" office:value-type="float" office:value="6.98271218132513" calcext:value-type="float">
            <text:p><text:s text:c="3"/>6.98</text:p>
          </table:table-cell>
          <table:table-cell table:style-name="ce17" office:value-type="float" office:value="176853" calcext:value-type="float">
            <text:p><text:s text:c="3"/>176,853</text:p>
          </table:table-cell>
          <table:table-cell table:style-name="ce27" table:formula="of:=[.G14]/[.$B14]*100" office:value-type="float" office:value="13.4752637670514" calcext:value-type="float">
            <text:p><text:s text:c="3"/>13.48</text:p>
          </table:table-cell>
          <table:table-cell table:style-name="ce35" office:value-type="float" office:value="110922" calcext:value-type="float">
            <text:p><text:s text:c="3"/>110,922</text:p>
          </table:table-cell>
          <table:table-cell table:style-name="ce27" table:formula="of:=[.I14]/[.$B14]*100" office:value-type="float" office:value="8.4516700738403" calcext:value-type="float">
            <text:p><text:s text:c="3"/>8.45</text:p>
          </table:table-cell>
          <table:table-cell table:style-name="ce42" office:value-type="float" office:value="985745" calcext:value-type="float">
            <text:p><text:s text:c="3"/>985,745</text:p>
          </table:table-cell>
          <table:table-cell table:style-name="ce27" table:formula="of:=[.K14]/[.$B14]*100" office:value-type="float" office:value="75.1085584188683" calcext:value-type="float">
            <text:p><text:s text:c="3"/>75.11</text:p>
          </table:table-cell>
          <table:table-cell table:style-name="ce35" office:value-type="float" office:value="153795" calcext:value-type="float">
            <text:p><text:s text:c="3"/>153,795</text:p>
          </table:table-cell>
          <table:table-cell table:style-name="ce53" table:formula="of:=[.M14]/[.$B14]*100" office:value-type="float" office:value="11.7183660500736" calcext:value-type="float">
            <text:p><text:s text:c="3"/>11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074" calcext:value-type="float">
            <text:p><text:s text:c="3"/>532,074</text:p>
          </table:table-cell>
          <table:table-cell table:style-name="ce17" office:value-type="float" office:value="22724" calcext:value-type="float">
            <text:p><text:s text:c="3"/>22,724</text:p>
          </table:table-cell>
          <table:table-cell table:style-name="ce27" table:formula="of:=[.C15]/[.$B15]*100" office:value-type="float" office:value="4.27083450798197" calcext:value-type="float">
            <text:p><text:s text:c="3"/>4.27</text:p>
          </table:table-cell>
          <table:table-cell table:style-name="ce17" office:value-type="float" office:value="33396" calcext:value-type="float">
            <text:p><text:s text:c="3"/>33,396</text:p>
          </table:table-cell>
          <table:table-cell table:style-name="ce27" table:formula="of:=[.E15]/[.$B15]*100" office:value-type="float" office:value="6.27657055221642" calcext:value-type="float">
            <text:p><text:s text:c="3"/>6.28</text:p>
          </table:table-cell>
          <table:table-cell table:style-name="ce17" office:value-type="float" office:value="65688" calcext:value-type="float">
            <text:p><text:s text:c="3"/>65,688</text:p>
          </table:table-cell>
          <table:table-cell table:style-name="ce27" table:formula="of:=[.G15]/[.$B15]*100" office:value-type="float" office:value="12.3456511688224" calcext:value-type="float">
            <text:p><text:s text:c="3"/>12.35</text:p>
          </table:table-cell>
          <table:table-cell table:style-name="ce35" office:value-type="float" office:value="44424" calcext:value-type="float">
            <text:p><text:s text:c="3"/>44,424</text:p>
          </table:table-cell>
          <table:table-cell table:style-name="ce27" table:formula="of:=[.I15]/[.$B15]*100" office:value-type="float" office:value="8.34921458293395" calcext:value-type="float">
            <text:p><text:s text:c="3"/>8.35</text:p>
          </table:table-cell>
          <table:table-cell table:style-name="ce42" office:value-type="float" office:value="406726" calcext:value-type="float">
            <text:p><text:s text:c="3"/>406,726</text:p>
          </table:table-cell>
          <table:table-cell table:style-name="ce27" table:formula="of:=[.K15]/[.$B15]*100" office:value-type="float" office:value="76.4416227817935" calcext:value-type="float">
            <text:p><text:s text:c="3"/>76.44</text:p>
          </table:table-cell>
          <table:table-cell table:style-name="ce35" office:value-type="float" office:value="69971" calcext:value-type="float">
            <text:p><text:s text:c="3"/>69,971</text:p>
          </table:table-cell>
          <table:table-cell table:style-name="ce53" table:formula="of:=[.M15]/[.$B15]*100" office:value-type="float" office:value="13.1506143882242" calcext:value-type="float">
            <text:p><text:s text:c="3"/>13.1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4334" calcext:value-type="float">
            <text:p><text:s text:c="3"/>724,334</text:p>
          </table:table-cell>
          <table:table-cell table:style-name="ce17" office:value-type="float" office:value="32821" calcext:value-type="float">
            <text:p><text:s text:c="3"/>32,821</text:p>
          </table:table-cell>
          <table:table-cell table:style-name="ce27" table:formula="of:=[.C16]/[.$B16]*100" office:value-type="float" office:value="4.53119693401111" calcext:value-type="float">
            <text:p><text:s text:c="3"/>4.53</text:p>
          </table:table-cell>
          <table:table-cell table:style-name="ce17" office:value-type="float" office:value="47821" calcext:value-type="float">
            <text:p><text:s text:c="3"/>47,821</text:p>
          </table:table-cell>
          <table:table-cell table:style-name="ce27" table:formula="of:=[.E16]/[.$B16]*100" office:value-type="float" office:value="6.60206479331358" calcext:value-type="float">
            <text:p><text:s text:c="3"/>6.60</text:p>
          </table:table-cell>
          <table:table-cell table:style-name="ce17" office:value-type="float" office:value="91637" calcext:value-type="float">
            <text:p><text:s text:c="3"/>91,637</text:p>
          </table:table-cell>
          <table:table-cell table:style-name="ce27" table:formula="of:=[.G16]/[.$B16]*100" office:value-type="float" office:value="12.6512078681934" calcext:value-type="float">
            <text:p><text:s text:c="3"/>12.65</text:p>
          </table:table-cell>
          <table:table-cell table:style-name="ce35" office:value-type="float" office:value="54746" calcext:value-type="float">
            <text:p><text:s text:c="3"/>54,746</text:p>
          </table:table-cell>
          <table:table-cell table:style-name="ce27" table:formula="of:=[.I16]/[.$B16]*100" office:value-type="float" office:value="7.55811545502489" calcext:value-type="float">
            <text:p><text:s text:c="3"/>7.56</text:p>
          </table:table-cell>
          <table:table-cell table:style-name="ce42" office:value-type="float" office:value="559686" calcext:value-type="float">
            <text:p><text:s text:c="3"/>559,686</text:p>
          </table:table-cell>
          <table:table-cell table:style-name="ce27" table:formula="of:=[.K16]/[.$B16]*100" office:value-type="float" office:value="77.2690499134377" calcext:value-type="float">
            <text:p><text:s text:c="3"/>77.27</text:p>
          </table:table-cell>
          <table:table-cell table:style-name="ce35" office:value-type="float" office:value="105995" calcext:value-type="float">
            <text:p><text:s text:c="3"/>105,995</text:p>
          </table:table-cell>
          <table:table-cell table:style-name="ce53" table:formula="of:=[.M16]/[.$B16]*100" office:value-type="float" office:value="14.6334425831177" calcext:value-type="float">
            <text:p><text:s text:c="3"/>14.6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652" calcext:value-type="float">
            <text:p><text:s text:c="3"/>548,652</text:p>
          </table:table-cell>
          <table:table-cell table:style-name="ce17" office:value-type="float" office:value="24334" calcext:value-type="float">
            <text:p><text:s text:c="3"/>24,334</text:p>
          </table:table-cell>
          <table:table-cell table:style-name="ce27" table:formula="of:=[.C17]/[.$B17]*100" office:value-type="float" office:value="4.43523399167414" calcext:value-type="float">
            <text:p><text:s text:c="3"/>4.44</text:p>
          </table:table-cell>
          <table:table-cell table:style-name="ce17" office:value-type="float" office:value="35106" calcext:value-type="float">
            <text:p><text:s text:c="3"/>35,106</text:p>
          </table:table-cell>
          <table:table-cell table:style-name="ce27" table:formula="of:=[.E17]/[.$B17]*100" office:value-type="float" office:value="6.39859145687977" calcext:value-type="float">
            <text:p><text:s text:c="3"/>6.40</text:p>
          </table:table-cell>
          <table:table-cell table:style-name="ce17" office:value-type="float" office:value="65734" calcext:value-type="float">
            <text:p><text:s text:c="3"/>65,734</text:p>
          </table:table-cell>
          <table:table-cell table:style-name="ce27" table:formula="of:=[.G17]/[.$B17]*100" office:value-type="float" office:value="11.9810007071878" calcext:value-type="float">
            <text:p><text:s text:c="3"/>11.98</text:p>
          </table:table-cell>
          <table:table-cell table:style-name="ce35" office:value-type="float" office:value="39982" calcext:value-type="float">
            <text:p><text:s text:c="3"/>39,982</text:p>
          </table:table-cell>
          <table:table-cell table:style-name="ce27" table:formula="of:=[.I17]/[.$B17]*100" office:value-type="float" office:value="7.28731509226249" calcext:value-type="float">
            <text:p><text:s text:c="3"/>7.29</text:p>
          </table:table-cell>
          <table:table-cell table:style-name="ce42" office:value-type="float" office:value="428673" calcext:value-type="float">
            <text:p><text:s text:c="3"/>428,673</text:p>
          </table:table-cell>
          <table:table-cell table:style-name="ce27" table:formula="of:=[.K17]/[.$B17]*100" office:value-type="float" office:value="78.1320399816277" calcext:value-type="float">
            <text:p><text:s text:c="3"/>78.13</text:p>
          </table:table-cell>
          <table:table-cell table:style-name="ce35" office:value-type="float" office:value="83848" calcext:value-type="float">
            <text:p><text:s text:c="3"/>83,848</text:p>
          </table:table-cell>
          <table:table-cell table:style-name="ce53" table:formula="of:=[.M17]/[.$B17]*100" office:value-type="float" office:value="15.2825470425698" calcext:value-type="float">
            <text:p><text:s text:c="3"/>15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258" calcext:value-type="float">
            <text:p><text:s text:c="3"/>1,104,258</text:p>
          </table:table-cell>
          <table:table-cell table:style-name="ce17" office:value-type="float" office:value="44522" calcext:value-type="float">
            <text:p><text:s text:c="3"/>44,522</text:p>
          </table:table-cell>
          <table:table-cell table:style-name="ce27" table:formula="of:=[.C18]/[.$B18]*100" office:value-type="float" office:value="4.03184762981115" calcext:value-type="float">
            <text:p><text:s text:c="3"/>4.03</text:p>
          </table:table-cell>
          <table:table-cell table:style-name="ce17" office:value-type="float" office:value="64701" calcext:value-type="float">
            <text:p><text:s text:c="3"/>64,701</text:p>
          </table:table-cell>
          <table:table-cell table:style-name="ce27" table:formula="of:=[.E18]/[.$B18]*100" office:value-type="float" office:value="5.85922854984976" calcext:value-type="float">
            <text:p><text:s text:c="3"/>5.86</text:p>
          </table:table-cell>
          <table:table-cell table:style-name="ce17" office:value-type="float" office:value="127075" calcext:value-type="float">
            <text:p><text:s text:c="3"/>127,075</text:p>
          </table:table-cell>
          <table:table-cell table:style-name="ce27" table:formula="of:=[.G18]/[.$B18]*100" office:value-type="float" office:value="11.507727360816" calcext:value-type="float">
            <text:p><text:s text:c="3"/>11.51</text:p>
          </table:table-cell>
          <table:table-cell table:style-name="ce35" office:value-type="float" office:value="86699" calcext:value-type="float">
            <text:p><text:s text:c="3"/>86,699</text:p>
          </table:table-cell>
          <table:table-cell table:style-name="ce27" table:formula="of:=[.I18]/[.$B18]*100" office:value-type="float" office:value="7.8513354668927" calcext:value-type="float">
            <text:p><text:s text:c="3"/>7.85</text:p>
          </table:table-cell>
          <table:table-cell table:style-name="ce42" office:value-type="float" office:value="859360" calcext:value-type="float">
            <text:p><text:s text:c="3"/>859,360</text:p>
          </table:table-cell>
          <table:table-cell table:style-name="ce27" table:formula="of:=[.K18]/[.$B18]*100" office:value-type="float" office:value="77.8223929552695" calcext:value-type="float">
            <text:p><text:s text:c="3"/>77.82</text:p>
          </table:table-cell>
          <table:table-cell table:style-name="ce35" office:value-type="float" office:value="140010" calcext:value-type="float">
            <text:p><text:s text:c="3"/>140,010</text:p>
          </table:table-cell>
          <table:table-cell table:style-name="ce53" table:formula="of:=[.M18]/[.$B18]*100" office:value-type="float" office:value="12.6791021663416" calcext:value-type="float">
            <text:p><text:s text:c="3"/>12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864" calcext:value-type="float">
            <text:p><text:s text:c="3"/>1,242,864</text:p>
          </table:table-cell>
          <table:table-cell table:style-name="ce17" office:value-type="float" office:value="53394" calcext:value-type="float">
            <text:p><text:s text:c="3"/>53,394</text:p>
          </table:table-cell>
          <table:table-cell table:style-name="ce27" table:formula="of:=[.C19]/[.$B19]*100" office:value-type="float" office:value="4.29604526319855" calcext:value-type="float">
            <text:p><text:s text:c="3"/>4.30</text:p>
          </table:table-cell>
          <table:table-cell table:style-name="ce17" office:value-type="float" office:value="77014" calcext:value-type="float">
            <text:p><text:s text:c="3"/>77,014</text:p>
          </table:table-cell>
          <table:table-cell table:style-name="ce27" table:formula="of:=[.E19]/[.$B19]*100" office:value-type="float" office:value="6.19649454807606" calcext:value-type="float">
            <text:p><text:s text:c="3"/>6.20</text:p>
          </table:table-cell>
          <table:table-cell table:style-name="ce17" office:value-type="float" office:value="148296" calcext:value-type="float">
            <text:p><text:s text:c="3"/>148,296</text:p>
          </table:table-cell>
          <table:table-cell table:style-name="ce27" table:formula="of:=[.G19]/[.$B19]*100" office:value-type="float" office:value="11.9317962383656" calcext:value-type="float">
            <text:p><text:s text:c="3"/>11.93</text:p>
          </table:table-cell>
          <table:table-cell table:style-name="ce35" office:value-type="float" office:value="100527" calcext:value-type="float">
            <text:p><text:s text:c="3"/>100,527</text:p>
          </table:table-cell>
          <table:table-cell table:style-name="ce27" table:formula="of:=[.I19]/[.$B19]*100" office:value-type="float" office:value="8.08833468505001" calcext:value-type="float">
            <text:p><text:s text:c="3"/>8.09</text:p>
          </table:table-cell>
          <table:table-cell table:style-name="ce42" office:value-type="float" office:value="958610" calcext:value-type="float">
            <text:p><text:s text:c="3"/>958,610</text:p>
          </table:table-cell>
          <table:table-cell table:style-name="ce27" table:formula="of:=[.K19]/[.$B19]*100" office:value-type="float" office:value="77.1291146899419" calcext:value-type="float">
            <text:p><text:s text:c="3"/>77.13</text:p>
          </table:table-cell>
          <table:table-cell table:style-name="ce35" office:value-type="float" office:value="124876" calcext:value-type="float">
            <text:p><text:s text:c="3"/>124,876</text:p>
          </table:table-cell>
          <table:table-cell table:style-name="ce53" table:formula="of:=[.M19]/[.$B19]*100" office:value-type="float" office:value="10.0474388187284" calcext:value-type="float">
            <text:p><text:s text:c="3"/>10.0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5640" calcext:value-type="float">
            <text:p><text:s text:c="3"/>885,640</text:p>
          </table:table-cell>
          <table:table-cell table:style-name="ce17" office:value-type="float" office:value="36487" calcext:value-type="float">
            <text:p><text:s text:c="3"/>36,487</text:p>
          </table:table-cell>
          <table:table-cell table:style-name="ce27" table:formula="of:=[.C20]/[.$B20]*100" office:value-type="float" office:value="4.119845535432" calcext:value-type="float">
            <text:p><text:s text:c="3"/>4.12</text:p>
          </table:table-cell>
          <table:table-cell table:style-name="ce17" office:value-type="float" office:value="53882" calcext:value-type="float">
            <text:p><text:s text:c="3"/>53,882</text:p>
          </table:table-cell>
          <table:table-cell table:style-name="ce27" table:formula="of:=[.E20]/[.$B20]*100" office:value-type="float" office:value="6.08396188067386" calcext:value-type="float">
            <text:p><text:s text:c="3"/>6.08</text:p>
          </table:table-cell>
          <table:table-cell table:style-name="ce17" office:value-type="float" office:value="107053" calcext:value-type="float">
            <text:p><text:s text:c="3"/>107,053</text:p>
          </table:table-cell>
          <table:table-cell table:style-name="ce27" table:formula="of:=[.G20]/[.$B20]*100" office:value-type="float" office:value="12.0876428345603" calcext:value-type="float">
            <text:p><text:s text:c="3"/>12.09</text:p>
          </table:table-cell>
          <table:table-cell table:style-name="ce35" office:value-type="float" office:value="72942" calcext:value-type="float">
            <text:p><text:s text:c="3"/>72,942</text:p>
          </table:table-cell>
          <table:table-cell table:style-name="ce27" table:formula="of:=[.I20]/[.$B20]*100" office:value-type="float" office:value="8.2360778645951" calcext:value-type="float">
            <text:p><text:s text:c="3"/>8.24</text:p>
          </table:table-cell>
          <table:table-cell table:style-name="ce42" office:value-type="float" office:value="681281" calcext:value-type="float">
            <text:p><text:s text:c="3"/>681,281</text:p>
          </table:table-cell>
          <table:table-cell table:style-name="ce27" table:formula="of:=[.K20]/[.$B20]*100" office:value-type="float" office:value="76.9252743778511" calcext:value-type="float">
            <text:p><text:s text:c="3"/>76.93</text:p>
          </table:table-cell>
          <table:table-cell table:style-name="ce35" office:value-type="float" office:value="107856" calcext:value-type="float">
            <text:p><text:s text:c="3"/>107,856</text:p>
          </table:table-cell>
          <table:table-cell table:style-name="ce53" table:formula="of:=[.M20]/[.$B20]*100" office:value-type="float" office:value="12.1783117293709" calcext:value-type="float">
            <text:p><text:s text:c="3"/>12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107" calcext:value-type="float">
            <text:p><text:s text:c="3"/>232,107</text:p>
          </table:table-cell>
          <table:table-cell table:style-name="ce17" office:value-type="float" office:value="10474" calcext:value-type="float">
            <text:p><text:s text:c="3"/>10,474</text:p>
          </table:table-cell>
          <table:table-cell table:style-name="ce27" table:formula="of:=[.C21]/[.$B21]*100" office:value-type="float" office:value="4.51257394219046" calcext:value-type="float">
            <text:p><text:s text:c="3"/>4.51</text:p>
          </table:table-cell>
          <table:table-cell table:style-name="ce17" office:value-type="float" office:value="15237" calcext:value-type="float">
            <text:p><text:s text:c="3"/>15,237</text:p>
          </table:table-cell>
          <table:table-cell table:style-name="ce27" table:formula="of:=[.E21]/[.$B21]*100" office:value-type="float" office:value="6.56464475435898" calcext:value-type="float">
            <text:p><text:s text:c="3"/>6.56</text:p>
          </table:table-cell>
          <table:table-cell table:style-name="ce17" office:value-type="float" office:value="29291" calcext:value-type="float">
            <text:p><text:s text:c="3"/>29,291</text:p>
          </table:table-cell>
          <table:table-cell table:style-name="ce27" table:formula="of:=[.G21]/[.$B21]*100" office:value-type="float" office:value="12.6196107829579" calcext:value-type="float">
            <text:p><text:s text:c="3"/>12.62</text:p>
          </table:table-cell>
          <table:table-cell table:style-name="ce35" office:value-type="float" office:value="18606" calcext:value-type="float">
            <text:p><text:s text:c="3"/>18,606</text:p>
          </table:table-cell>
          <table:table-cell table:style-name="ce27" table:formula="of:=[.I21]/[.$B21]*100" office:value-type="float" office:value="8.01613049154054" calcext:value-type="float">
            <text:p><text:s text:c="3"/>8.02</text:p>
          </table:table-cell>
          <table:table-cell table:style-name="ce42" office:value-type="float" office:value="178053" calcext:value-type="float">
            <text:p><text:s text:c="3"/>178,053</text:p>
          </table:table-cell>
          <table:table-cell table:style-name="ce27" table:formula="of:=[.K21]/[.$B21]*100" office:value-type="float" office:value="76.7116028383461" calcext:value-type="float">
            <text:p><text:s text:c="3"/>76.71</text:p>
          </table:table-cell>
          <table:table-cell table:style-name="ce35" office:value-type="float" office:value="29836" calcext:value-type="float">
            <text:p><text:s text:c="3"/>29,836</text:p>
          </table:table-cell>
          <table:table-cell table:style-name="ce53" table:formula="of:=[.M21]/[.$B21]*100" office:value-type="float" office:value="12.8544162821457" calcext:value-type="float">
            <text:p><text:s text:c="3"/>12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843" calcext:value-type="float">
            <text:p><text:s text:c="3"/>341,843</text:p>
          </table:table-cell>
          <table:table-cell table:style-name="ce17" office:value-type="float" office:value="14649" calcext:value-type="float">
            <text:p><text:s text:c="3"/>14,649</text:p>
          </table:table-cell>
          <table:table-cell table:style-name="ce27" table:formula="of:=[.C22]/[.$B22]*100" office:value-type="float" office:value="4.28530056195388" calcext:value-type="float">
            <text:p><text:s text:c="3"/>4.29</text:p>
          </table:table-cell>
          <table:table-cell table:style-name="ce17" office:value-type="float" office:value="21397" calcext:value-type="float">
            <text:p><text:s text:c="3"/>21,397</text:p>
          </table:table-cell>
          <table:table-cell table:style-name="ce27" table:formula="of:=[.E22]/[.$B22]*100" office:value-type="float" office:value="6.25930617271672" calcext:value-type="float">
            <text:p><text:s text:c="3"/>6.26</text:p>
          </table:table-cell>
          <table:table-cell table:style-name="ce17" office:value-type="float" office:value="42138" calcext:value-type="float">
            <text:p><text:s text:c="3"/>42,138</text:p>
          </table:table-cell>
          <table:table-cell table:style-name="ce27" table:formula="of:=[.G22]/[.$B22]*100" office:value-type="float" office:value="12.326711385051" calcext:value-type="float">
            <text:p><text:s text:c="3"/>12.33</text:p>
          </table:table-cell>
          <table:table-cell table:style-name="ce35" office:value-type="float" office:value="28874" calcext:value-type="float">
            <text:p><text:s text:c="3"/>28,874</text:p>
          </table:table-cell>
          <table:table-cell table:style-name="ce27" table:formula="of:=[.I22]/[.$B22]*100" office:value-type="float" office:value="8.44656757634353" calcext:value-type="float">
            <text:p><text:s text:c="3"/>8.45</text:p>
          </table:table-cell>
          <table:table-cell table:style-name="ce42" office:value-type="float" office:value="261457" calcext:value-type="float">
            <text:p><text:s text:c="3"/>261,457</text:p>
          </table:table-cell>
          <table:table-cell table:style-name="ce27" table:formula="of:=[.K22]/[.$B22]*100" office:value-type="float" office:value="76.4845265224094" calcext:value-type="float">
            <text:p><text:s text:c="3"/>76.48</text:p>
          </table:table-cell>
          <table:table-cell table:style-name="ce35" office:value-type="float" office:value="41689" calcext:value-type="float">
            <text:p><text:s text:c="3"/>41,689</text:p>
          </table:table-cell>
          <table:table-cell table:style-name="ce53" table:formula="of:=[.M22]/[.$B22]*100" office:value-type="float" office:value="12.1953645386917" calcext:value-type="float">
            <text:p><text:s text:c="3"/>12.2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984" calcext:value-type="float">
            <text:p><text:s text:c="3"/>92,984</text:p>
          </table:table-cell>
          <table:table-cell table:style-name="ce17" office:value-type="float" office:value="4026" calcext:value-type="float">
            <text:p><text:s text:c="3"/>4,026</text:p>
          </table:table-cell>
          <table:table-cell table:style-name="ce27" table:formula="of:=[.C23]/[.$B23]*100" office:value-type="float" office:value="4.32977716596404" calcext:value-type="float">
            <text:p><text:s text:c="3"/>4.33</text:p>
          </table:table-cell>
          <table:table-cell table:style-name="ce17" office:value-type="float" office:value="5800" calcext:value-type="float">
            <text:p><text:s text:c="3"/>5,800</text:p>
          </table:table-cell>
          <table:table-cell table:style-name="ce27" table:formula="of:=[.E23]/[.$B23]*100" office:value-type="float" office:value="6.23763228082251" calcext:value-type="float">
            <text:p><text:s text:c="3"/>6.24</text:p>
          </table:table-cell>
          <table:table-cell table:style-name="ce17" office:value-type="float" office:value="10926" calcext:value-type="float">
            <text:p><text:s text:c="3"/>10,926</text:p>
          </table:table-cell>
          <table:table-cell table:style-name="ce27" table:formula="of:=[.G23]/[.$B23]*100" office:value-type="float" office:value="11.7504086724598" calcext:value-type="float">
            <text:p><text:s text:c="3"/>11.75</text:p>
          </table:table-cell>
          <table:table-cell table:style-name="ce35" office:value-type="float" office:value="6569" calcext:value-type="float">
            <text:p><text:s text:c="3"/>6,569</text:p>
          </table:table-cell>
          <table:table-cell table:style-name="ce27" table:formula="of:=[.I23]/[.$B23]*100" office:value-type="float" office:value="7.06465628495225" calcext:value-type="float">
            <text:p><text:s text:c="3"/>7.06</text:p>
          </table:table-cell>
          <table:table-cell table:style-name="ce42" office:value-type="float" office:value="73090" calcext:value-type="float">
            <text:p><text:s text:c="3"/>73,090</text:p>
          </table:table-cell>
          <table:table-cell table:style-name="ce27" table:formula="of:=[.K23]/[.$B23]*100" office:value-type="float" office:value="78.6049212767788" calcext:value-type="float">
            <text:p><text:s text:c="3"/>78.60</text:p>
          </table:table-cell>
          <table:table-cell table:style-name="ce35" office:value-type="float" office:value="13865" calcext:value-type="float">
            <text:p><text:s text:c="3"/>13,865</text:p>
          </table:table-cell>
          <table:table-cell table:style-name="ce53" table:formula="of:=[.M23]/[.$B23]*100" office:value-type="float" office:value="14.9111675126904" calcext:value-type="float">
            <text:p><text:s text:c="3"/>14.9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087" calcext:value-type="float">
            <text:p><text:s text:c="3"/>389,087</text:p>
          </table:table-cell>
          <table:table-cell table:style-name="ce17" office:value-type="float" office:value="14592" calcext:value-type="float">
            <text:p><text:s text:c="3"/>14,592</text:p>
          </table:table-cell>
          <table:table-cell table:style-name="ce27" table:formula="of:=[.C24]/[.$B24]*100" office:value-type="float" office:value="3.7503180522608" calcext:value-type="float">
            <text:p><text:s text:c="3"/>3.75</text:p>
          </table:table-cell>
          <table:table-cell table:style-name="ce17" office:value-type="float" office:value="21725" calcext:value-type="float">
            <text:p><text:s text:c="3"/>21,725</text:p>
          </table:table-cell>
          <table:table-cell table:style-name="ce27" table:formula="of:=[.E24]/[.$B24]*100" office:value-type="float" office:value="5.58358413413967" calcext:value-type="float">
            <text:p><text:s text:c="3"/>5.58</text:p>
          </table:table-cell>
          <table:table-cell table:style-name="ce17" office:value-type="float" office:value="45299" calcext:value-type="float">
            <text:p><text:s text:c="3"/>45,299</text:p>
          </table:table-cell>
          <table:table-cell table:style-name="ce27" table:formula="of:=[.G24]/[.$B24]*100" office:value-type="float" office:value="11.64238332301" calcext:value-type="float">
            <text:p><text:s text:c="3"/>11.64</text:p>
          </table:table-cell>
          <table:table-cell table:style-name="ce35" office:value-type="float" office:value="33601" calcext:value-type="float">
            <text:p><text:s text:c="3"/>33,601</text:p>
          </table:table-cell>
          <table:table-cell table:style-name="ce27" table:formula="of:=[.I24]/[.$B24]*100" office:value-type="float" office:value="8.63585779016004" calcext:value-type="float">
            <text:p><text:s text:c="3"/>8.64</text:p>
          </table:table-cell>
          <table:table-cell table:style-name="ce42" office:value-type="float" office:value="299127" calcext:value-type="float">
            <text:p><text:s text:c="3"/>299,127</text:p>
          </table:table-cell>
          <table:table-cell table:style-name="ce27" table:formula="of:=[.K24]/[.$B24]*100" office:value-type="float" office:value="76.8792069639952" calcext:value-type="float">
            <text:p><text:s text:c="3"/>76.88</text:p>
          </table:table-cell>
          <table:table-cell table:style-name="ce35" office:value-type="float" office:value="41547" calcext:value-type="float">
            <text:p><text:s text:c="3"/>41,547</text:p>
          </table:table-cell>
          <table:table-cell table:style-name="ce53" table:formula="of:=[.M24]/[.$B24]*100" office:value-type="float" office:value="10.6780745694408" calcext:value-type="float">
            <text:p><text:s text:c="3"/>10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3638" calcext:value-type="float">
            <text:p><text:s text:c="3"/>403,638</text:p>
          </table:table-cell>
          <table:table-cell table:style-name="ce17" office:value-type="float" office:value="23890" calcext:value-type="float">
            <text:p><text:s text:c="3"/>23,890</text:p>
          </table:table-cell>
          <table:table-cell table:style-name="ce27" table:formula="of:=[.C25]/[.$B25]*100" office:value-type="float" office:value="5.91866969908681" calcext:value-type="float">
            <text:p><text:s text:c="3"/>5.92</text:p>
          </table:table-cell>
          <table:table-cell table:style-name="ce17" office:value-type="float" office:value="34251" calcext:value-type="float">
            <text:p><text:s text:c="3"/>34,251</text:p>
          </table:table-cell>
          <table:table-cell table:style-name="ce27" table:formula="of:=[.E25]/[.$B25]*100" office:value-type="float" office:value="8.48557370713362" calcext:value-type="float">
            <text:p><text:s text:c="3"/>8.49</text:p>
          </table:table-cell>
          <table:table-cell table:style-name="ce17" office:value-type="float" office:value="63384" calcext:value-type="float">
            <text:p><text:s text:c="3"/>63,384</text:p>
          </table:table-cell>
          <table:table-cell table:style-name="ce27" table:formula="of:=[.G25]/[.$B25]*100" office:value-type="float" office:value="15.7031795817044" calcext:value-type="float">
            <text:p><text:s text:c="3"/>15.70</text:p>
          </table:table-cell>
          <table:table-cell table:style-name="ce35" office:value-type="float" office:value="35117" calcext:value-type="float">
            <text:p><text:s text:c="3"/>35,117</text:p>
          </table:table-cell>
          <table:table-cell table:style-name="ce27" table:formula="of:=[.I25]/[.$B25]*100" office:value-type="float" office:value="8.70012238689122" calcext:value-type="float">
            <text:p><text:s text:c="3"/>8.70</text:p>
          </table:table-cell>
          <table:table-cell table:style-name="ce42" office:value-type="float" office:value="294062" calcext:value-type="float">
            <text:p><text:s text:c="3"/>294,062</text:p>
          </table:table-cell>
          <table:table-cell table:style-name="ce27" table:formula="of:=[.K25]/[.$B25]*100" office:value-type="float" office:value="72.8529028485921" calcext:value-type="float">
            <text:p><text:s text:c="3"/>72.85</text:p>
          </table:table-cell>
          <table:table-cell table:style-name="ce35" office:value-type="float" office:value="37351" calcext:value-type="float">
            <text:p><text:s text:c="3"/>37,351</text:p>
          </table:table-cell>
          <table:table-cell table:style-name="ce53" table:formula="of:=[.M25]/[.$B25]*100" office:value-type="float" office:value="9.2535886115777" calcext:value-type="float">
            <text:p><text:s text:c="3"/>9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3800" calcext:value-type="float">
            <text:p><text:s text:c="3"/>1,063,800</text:p>
          </table:table-cell>
          <table:table-cell table:style-name="ce17" office:value-type="float" office:value="48560" calcext:value-type="float">
            <text:p><text:s text:c="3"/>48,560</text:p>
          </table:table-cell>
          <table:table-cell table:style-name="ce27" table:formula="of:=[.C26]/[.$B26]*100" office:value-type="float" office:value="4.56476781349878" calcext:value-type="float">
            <text:p><text:s text:c="3"/>4.56</text:p>
          </table:table-cell>
          <table:table-cell table:style-name="ce17" office:value-type="float" office:value="73502" calcext:value-type="float">
            <text:p><text:s text:c="3"/>73,502</text:p>
          </table:table-cell>
          <table:table-cell table:style-name="ce27" table:formula="of:=[.E26]/[.$B26]*100" office:value-type="float" office:value="6.90938146268096" calcext:value-type="float">
            <text:p><text:s text:c="3"/>6.91</text:p>
          </table:table-cell>
          <table:table-cell table:style-name="ce17" office:value-type="float" office:value="153135" calcext:value-type="float">
            <text:p><text:s text:c="3"/>153,135</text:p>
          </table:table-cell>
          <table:table-cell table:style-name="ce27" table:formula="of:=[.G26]/[.$B26]*100" office:value-type="float" office:value="14.3950930626058" calcext:value-type="float">
            <text:p><text:s text:c="3"/>14.40</text:p>
          </table:table-cell>
          <table:table-cell table:style-name="ce35" office:value-type="float" office:value="99983" calcext:value-type="float">
            <text:p><text:s text:c="3"/>99,983</text:p>
          </table:table-cell>
          <table:table-cell table:style-name="ce27" table:formula="of:=[.I26]/[.$B26]*100" office:value-type="float" office:value="9.39866516262455" calcext:value-type="float">
            <text:p><text:s text:c="3"/>9.40</text:p>
          </table:table-cell>
          <table:table-cell table:style-name="ce42" office:value-type="float" office:value="780152" calcext:value-type="float">
            <text:p><text:s text:c="3"/>780,152</text:p>
          </table:table-cell>
          <table:table-cell table:style-name="ce27" table:formula="of:=[.K26]/[.$B26]*100" office:value-type="float" office:value="73.3363414175597" calcext:value-type="float">
            <text:p><text:s text:c="3"/>73.34</text:p>
          </table:table-cell>
          <table:table-cell table:style-name="ce35" office:value-type="float" office:value="83893" calcext:value-type="float">
            <text:p><text:s text:c="3"/>83,893</text:p>
          </table:table-cell>
          <table:table-cell table:style-name="ce53" table:formula="of:=[.M26]/[.$B26]*100" office:value-type="float" office:value="7.88616281255875" calcext:value-type="float">
            <text:p><text:s text:c="3"/>7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32" calcext:value-type="float">
            <text:p><text:s text:c="3"/>274,032</text:p>
          </table:table-cell>
          <table:table-cell table:style-name="ce17" office:value-type="float" office:value="11421" calcext:value-type="float">
            <text:p><text:s text:c="3"/>11,421</text:p>
          </table:table-cell>
          <table:table-cell table:style-name="ce27" table:formula="of:=[.C27]/[.$B27]*100" office:value-type="float" office:value="4.16776142932212" calcext:value-type="float">
            <text:p><text:s text:c="3"/>4.17</text:p>
          </table:table-cell>
          <table:table-cell table:style-name="ce17" office:value-type="float" office:value="17759" calcext:value-type="float">
            <text:p><text:s text:c="3"/>17,759</text:p>
          </table:table-cell>
          <table:table-cell table:style-name="ce27" table:formula="of:=[.E27]/[.$B27]*100" office:value-type="float" office:value="6.48062999941613" calcext:value-type="float">
            <text:p><text:s text:c="3"/>6.48</text:p>
          </table:table-cell>
          <table:table-cell table:style-name="ce17" office:value-type="float" office:value="38495" calcext:value-type="float">
            <text:p><text:s text:c="3"/>38,495</text:p>
          </table:table-cell>
          <table:table-cell table:style-name="ce27" table:formula="of:=[.G27]/[.$B27]*100" office:value-type="float" office:value="14.0476294739301" calcext:value-type="float">
            <text:p><text:s text:c="3"/>14.05</text:p>
          </table:table-cell>
          <table:table-cell table:style-name="ce35" office:value-type="float" office:value="25526" calcext:value-type="float">
            <text:p><text:s text:c="3"/>25,526</text:p>
          </table:table-cell>
          <table:table-cell table:style-name="ce27" table:formula="of:=[.I27]/[.$B27]*100" office:value-type="float" office:value="9.31497051439248" calcext:value-type="float">
            <text:p><text:s text:c="3"/>9.31</text:p>
          </table:table-cell>
          <table:table-cell table:style-name="ce42" office:value-type="float" office:value="202393" calcext:value-type="float">
            <text:p><text:s text:c="3"/>202,393</text:p>
          </table:table-cell>
          <table:table-cell table:style-name="ce27" table:formula="of:=[.K27]/[.$B27]*100" office:value-type="float" office:value="73.8574327085888" calcext:value-type="float">
            <text:p><text:s text:c="3"/>73.86</text:p>
          </table:table-cell>
          <table:table-cell table:style-name="ce35" office:value-type="float" office:value="28923" calcext:value-type="float">
            <text:p><text:s text:c="3"/>28,923</text:p>
          </table:table-cell>
          <table:table-cell table:style-name="ce53" table:formula="of:=[.M27]/[.$B27]*100" office:value-type="float" office:value="10.5546067612542" calcext:value-type="float">
            <text:p><text:s text:c="3"/>10.5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7812" calcext:value-type="float">
            <text:p><text:s text:c="3"/>767,812</text:p>
          </table:table-cell>
          <table:table-cell table:style-name="ce17" office:value-type="float" office:value="32139" calcext:value-type="float">
            <text:p><text:s text:c="3"/>32,139</text:p>
          </table:table-cell>
          <table:table-cell table:style-name="ce27" table:formula="of:=[.C28]/[.$B28]*100" office:value-type="float" office:value="4.1857902715769" calcext:value-type="float">
            <text:p><text:s text:c="3"/>4.19</text:p>
          </table:table-cell>
          <table:table-cell table:style-name="ce17" office:value-type="float" office:value="47285" calcext:value-type="float">
            <text:p><text:s text:c="3"/>47,285</text:p>
          </table:table-cell>
          <table:table-cell table:style-name="ce27" table:formula="of:=[.E28]/[.$B28]*100" office:value-type="float" office:value="6.15840856876423" calcext:value-type="float">
            <text:p><text:s text:c="3"/>6.16</text:p>
          </table:table-cell>
          <table:table-cell table:style-name="ce17" office:value-type="float" office:value="96637" calcext:value-type="float">
            <text:p><text:s text:c="3"/>96,637</text:p>
          </table:table-cell>
          <table:table-cell table:style-name="ce27" table:formula="of:=[.G28]/[.$B28]*100" office:value-type="float" office:value="12.5860236620423" calcext:value-type="float">
            <text:p><text:s text:c="3"/>12.59</text:p>
          </table:table-cell>
          <table:table-cell table:style-name="ce35" office:value-type="float" office:value="66099" calcext:value-type="float">
            <text:p><text:s text:c="3"/>66,099</text:p>
          </table:table-cell>
          <table:table-cell table:style-name="ce27" table:formula="of:=[.I28]/[.$B28]*100" office:value-type="float" office:value="8.60874797476466" calcext:value-type="float">
            <text:p><text:s text:c="3"/>8.61</text:p>
          </table:table-cell>
          <table:table-cell table:style-name="ce42" office:value-type="float" office:value="583451" calcext:value-type="float">
            <text:p><text:s text:c="3"/>583,451</text:p>
          </table:table-cell>
          <table:table-cell table:style-name="ce27" table:formula="of:=[.K28]/[.$B28]*100" office:value-type="float" office:value="75.9887837126797" calcext:value-type="float">
            <text:p><text:s text:c="3"/>75.99</text:p>
          </table:table-cell>
          <table:table-cell table:style-name="ce35" office:value-type="float" office:value="70991" calcext:value-type="float">
            <text:p><text:s text:c="3"/>70,991</text:p>
          </table:table-cell>
          <table:table-cell table:style-name="ce53" table:formula="of:=[.M28]/[.$B28]*100" office:value-type="float" office:value="9.24588310680219" calcext:value-type="float">
            <text:p><text:s text:c="3"/>9.2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2933" calcext:value-type="float">
            <text:p><text:s text:c="3"/>2,622,933</text:p>
          </table:table-cell>
          <table:table-cell table:style-name="ce18" office:value-type="float" office:value="109899" calcext:value-type="float">
            <text:p><text:s text:c="3"/>109,899</text:p>
          </table:table-cell>
          <table:table-cell table:style-name="ce26" table:formula="of:=[.C29]/[.$B29]*100" office:value-type="float" office:value="4.18992784032227" calcext:value-type="float">
            <text:p><text:s text:c="3"/>4.19</text:p>
          </table:table-cell>
          <table:table-cell table:style-name="ce18" office:value-type="float" office:value="158248" calcext:value-type="float">
            <text:p><text:s text:c="3"/>158,248</text:p>
          </table:table-cell>
          <table:table-cell table:style-name="ce26" table:formula="of:=[.E29]/[.$B29]*100" office:value-type="float" office:value="6.03324598836493" calcext:value-type="float">
            <text:p><text:s text:c="3"/>6.03</text:p>
          </table:table-cell>
          <table:table-cell table:style-name="ce18" office:value-type="float" office:value="309343" calcext:value-type="float">
            <text:p><text:s text:c="3"/>309,343</text:p>
          </table:table-cell>
          <table:table-cell table:style-name="ce26" table:formula="of:=[.G29]/[.$B29]*100" office:value-type="float" office:value="11.7937819990065" calcext:value-type="float">
            <text:p><text:s text:c="3"/>11.79</text:p>
          </table:table-cell>
          <table:table-cell table:style-name="ce36" office:value-type="float" office:value="198971" calcext:value-type="float">
            <text:p><text:s text:c="3"/>198,971</text:p>
          </table:table-cell>
          <table:table-cell table:style-name="ce26" table:formula="of:=[.I29]/[.$B29]*100" office:value-type="float" office:value="7.58582091117082" calcext:value-type="float">
            <text:p><text:s text:c="3"/>7.59</text:p>
          </table:table-cell>
          <table:table-cell table:style-name="ce43" office:value-type="float" office:value="2050082" calcext:value-type="float">
            <text:p><text:s text:c="3"/>2,050,082</text:p>
          </table:table-cell>
          <table:table-cell table:style-name="ce26" table:formula="of:=[.K29]/[.$B29]*100" office:value-type="float" office:value="78.1599072488699" calcext:value-type="float">
            <text:p><text:s text:c="3"/>78.16</text:p>
          </table:table-cell>
          <table:table-cell table:style-name="ce36" office:value-type="float" office:value="320007" calcext:value-type="float">
            <text:p><text:s text:c="3"/>320,007</text:p>
          </table:table-cell>
          <table:table-cell table:style-name="ce52" table:formula="of:=[.M29]/[.$B29]*100" office:value-type="float" office:value="12.2003497611262" calcext:value-type="float">
            <text:p><text:s text:c="3"/>12.2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3874" calcext:value-type="float">
            <text:p><text:s text:c="3"/>1,523,874</text:p>
          </table:table-cell>
          <table:table-cell table:style-name="ce18" office:value-type="float" office:value="61683" calcext:value-type="float">
            <text:p><text:s text:c="3"/>61,683</text:p>
          </table:table-cell>
          <table:table-cell table:style-name="ce26" table:formula="of:=[.C30]/[.$B30]*100" office:value-type="float" office:value="4.04777560349478" calcext:value-type="float">
            <text:p><text:s text:c="3"/>4.05</text:p>
          </table:table-cell>
          <table:table-cell table:style-name="ce18" office:value-type="float" office:value="91638" calcext:value-type="float">
            <text:p><text:s text:c="3"/>91,638</text:p>
          </table:table-cell>
          <table:table-cell table:style-name="ce26" table:formula="of:=[.E30]/[.$B30]*100" office:value-type="float" office:value="6.01348930423382" calcext:value-type="float">
            <text:p><text:s text:c="3"/>6.01</text:p>
          </table:table-cell>
          <table:table-cell table:style-name="ce18" office:value-type="float" office:value="186653" calcext:value-type="float">
            <text:p><text:s text:c="3"/>186,653</text:p>
          </table:table-cell>
          <table:table-cell table:style-name="ce26" table:formula="of:=[.G30]/[.$B30]*100" office:value-type="float" office:value="12.2485848567532" calcext:value-type="float">
            <text:p><text:s text:c="3"/>12.25</text:p>
          </table:table-cell>
          <table:table-cell table:style-name="ce36" office:value-type="float" office:value="123854" calcext:value-type="float">
            <text:p><text:s text:c="3"/>123,854</text:p>
          </table:table-cell>
          <table:table-cell table:style-name="ce26" table:formula="of:=[.I30]/[.$B30]*100" office:value-type="float" office:value="8.12757485198908" calcext:value-type="float">
            <text:p><text:s text:c="3"/>8.13</text:p>
          </table:table-cell>
          <table:table-cell table:style-name="ce43" office:value-type="float" office:value="1172767" calcext:value-type="float">
            <text:p><text:s text:c="3"/>1,172,767</text:p>
          </table:table-cell>
          <table:table-cell table:style-name="ce26" table:formula="of:=[.K30]/[.$B30]*100" office:value-type="float" office:value="76.9595780228549" calcext:value-type="float">
            <text:p><text:s text:c="3"/>76.96</text:p>
          </table:table-cell>
          <table:table-cell table:style-name="ce36" office:value-type="float" office:value="144282" calcext:value-type="float">
            <text:p><text:s text:c="3"/>144,282</text:p>
          </table:table-cell>
          <table:table-cell table:style-name="ce52" table:formula="of:=[.M30]/[.$B30]*100" office:value-type="float" office:value="9.4681056307805" calcext:value-type="float">
            <text:p><text:s text:c="3"/>9.4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451" calcext:value-type="float">
            <text:p><text:s text:c="3"/>93,451</text:p>
          </table:table-cell>
          <table:table-cell table:style-name="ce18" office:value-type="float" office:value="4636" calcext:value-type="float">
            <text:p><text:s text:c="3"/>4,636</text:p>
          </table:table-cell>
          <table:table-cell table:style-name="ce26" table:formula="of:=[.C31]/[.$B31]*100" office:value-type="float" office:value="4.96088859402254" calcext:value-type="float">
            <text:p><text:s text:c="3"/>4.96</text:p>
          </table:table-cell>
          <table:table-cell table:style-name="ce18" office:value-type="float" office:value="6244" calcext:value-type="float">
            <text:p><text:s text:c="3"/>6,244</text:p>
          </table:table-cell>
          <table:table-cell table:style-name="ce26" table:formula="of:=[.E31]/[.$B31]*100" office:value-type="float" office:value="6.68157644112958" calcext:value-type="float">
            <text:p><text:s text:c="3"/>6.68</text:p>
          </table:table-cell>
          <table:table-cell table:style-name="ce18" office:value-type="float" office:value="10415" calcext:value-type="float">
            <text:p><text:s text:c="3"/>10,415</text:p>
          </table:table-cell>
          <table:table-cell table:style-name="ce26" table:formula="of:=[.G31]/[.$B31]*100" office:value-type="float" office:value="11.1448780644402" calcext:value-type="float">
            <text:p><text:s text:c="3"/>11.14</text:p>
          </table:table-cell>
          <table:table-cell table:style-name="ce36" office:value-type="float" office:value="5573" calcext:value-type="float">
            <text:p><text:s text:c="3"/>5,573</text:p>
          </table:table-cell>
          <table:table-cell table:style-name="ce26" table:formula="of:=[.I31]/[.$B31]*100" office:value-type="float" office:value="5.96355309199474" calcext:value-type="float">
            <text:p><text:s text:c="3"/>5.96</text:p>
          </table:table-cell>
          <table:table-cell table:style-name="ce43" office:value-type="float" office:value="74929" calcext:value-type="float">
            <text:p><text:s text:c="3"/>74,929</text:p>
          </table:table-cell>
          <table:table-cell table:style-name="ce26" table:formula="of:=[.K31]/[.$B31]*100" office:value-type="float" office:value="80.1799873730618" calcext:value-type="float">
            <text:p><text:s text:c="3"/>80.18</text:p>
          </table:table-cell>
          <table:table-cell table:style-name="ce36" office:value-type="float" office:value="11626" calcext:value-type="float">
            <text:p><text:s text:c="3"/>11,626</text:p>
          </table:table-cell>
          <table:table-cell table:style-name="ce52" table:formula="of:=[.M31]/[.$B31]*100" office:value-type="float" office:value="12.440744347305" calcext:value-type="float">
            <text:p><text:s text:c="3"/>12.4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619" calcext:value-type="float">
            <text:p><text:s text:c="3"/>83,619</text:p>
          </table:table-cell>
          <table:table-cell table:style-name="ce17" office:value-type="float" office:value="4163" calcext:value-type="float">
            <text:p><text:s text:c="3"/>4,163</text:p>
          </table:table-cell>
          <table:table-cell table:style-name="ce27" table:formula="of:=[.C32]/[.$B32]*100" office:value-type="float" office:value="4.97853358686423" calcext:value-type="float">
            <text:p><text:s text:c="3"/>4.98</text:p>
          </table:table-cell>
          <table:table-cell table:style-name="ce17" office:value-type="float" office:value="5579" calcext:value-type="float">
            <text:p><text:s text:c="3"/>5,579</text:p>
          </table:table-cell>
          <table:table-cell table:style-name="ce27" table:formula="of:=[.E32]/[.$B32]*100" office:value-type="float" office:value="6.67192862866095" calcext:value-type="float">
            <text:p><text:s text:c="3"/>6.67</text:p>
          </table:table-cell>
          <table:table-cell table:style-name="ce17" office:value-type="float" office:value="9276" calcext:value-type="float">
            <text:p><text:s text:c="3"/>9,276</text:p>
          </table:table-cell>
          <table:table-cell table:style-name="ce27" table:formula="of:=[.G32]/[.$B32]*100" office:value-type="float" office:value="11.0931726043124" calcext:value-type="float">
            <text:p><text:s text:c="3"/>11.09</text:p>
          </table:table-cell>
          <table:table-cell table:style-name="ce35" office:value-type="float" office:value="4920" calcext:value-type="float">
            <text:p><text:s text:c="3"/>4,920</text:p>
          </table:table-cell>
          <table:table-cell table:style-name="ce27" table:formula="of:=[.I32]/[.$B32]*100" office:value-type="float" office:value="5.88383022997166" calcext:value-type="float">
            <text:p><text:s text:c="3"/>5.88</text:p>
          </table:table-cell>
          <table:table-cell table:style-name="ce42" office:value-type="float" office:value="67156" calcext:value-type="float">
            <text:p><text:s text:c="3"/>67,156</text:p>
          </table:table-cell>
          <table:table-cell table:style-name="ce27" table:formula="of:=[.K32]/[.$B32]*100" office:value-type="float" office:value="80.3118908382066" calcext:value-type="float">
            <text:p><text:s text:c="3"/>80.31</text:p>
          </table:table-cell>
          <table:table-cell table:style-name="ce35" office:value-type="float" office:value="10658" calcext:value-type="float">
            <text:p><text:s text:c="3"/>10,658</text:p>
          </table:table-cell>
          <table:table-cell table:style-name="ce53" table:formula="of:=[.M32]/[.$B32]*100" office:value-type="float" office:value="12.7459070306988" calcext:value-type="float">
            <text:p><text:s text:c="3"/>12.7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32" calcext:value-type="float">
            <text:p><text:s text:c="3"/>9,832</text:p>
          </table:table-cell>
          <table:table-cell table:style-name="ce19" office:value-type="float" office:value="473" calcext:value-type="float">
            <text:p><text:s text:c="3"/>473</text:p>
          </table:table-cell>
          <table:table-cell table:style-name="ce28" table:formula="of:=[.C33]/[.$B33]*100" office:value-type="float" office:value="4.81082180634662" calcext:value-type="float">
            <text:p><text:s text:c="3"/>4.81</text:p>
          </table:table-cell>
          <table:table-cell table:style-name="ce19" office:value-type="float" office:value="665" calcext:value-type="float">
            <text:p><text:s text:c="3"/>665</text:p>
          </table:table-cell>
          <table:table-cell table:style-name="ce28" table:formula="of:=[.E33]/[.$B33]*100" office:value-type="float" office:value="6.76362896663954" calcext:value-type="float">
            <text:p><text:s text:c="3"/>6.76</text:p>
          </table:table-cell>
          <table:table-cell table:style-name="ce19" office:value-type="float" office:value="1139" calcext:value-type="float">
            <text:p><text:s text:c="3"/>1,139</text:p>
          </table:table-cell>
          <table:table-cell table:style-name="ce28" table:formula="of:=[.G33]/[.$B33]*100" office:value-type="float" office:value="11.5846216436127" calcext:value-type="float">
            <text:p><text:s text:c="3"/>11.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28" table:formula="of:=[.I33]/[.$B33]*100" office:value-type="float" office:value="6.64157851912124" calcext:value-type="float">
            <text:p><text:s text:c="3"/>6.64</text:p>
          </table:table-cell>
          <table:table-cell table:style-name="ce44" office:value-type="float" office:value="7773" calcext:value-type="float">
            <text:p><text:s text:c="3"/>7,773</text:p>
          </table:table-cell>
          <table:table-cell table:style-name="ce28" table:formula="of:=[.K33]/[.$B33]*100" office:value-type="float" office:value="79.0581773799837" calcext:value-type="float">
            <text:p><text:s text:c="3"/>79.06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54" table:formula="of:=[.M33]/[.$B33]*100" office:value-type="float" office:value="9.84540276647681" calcext:value-type="float">
            <text:p><text:s text:c="3"/>9.85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10月7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34:27</meta:creation-date>
    <dc:creator>user</dc:creator>
    <dc:date>2008-10-07T11:34:4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